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0bd2a2"/>
    </style:style>
    <style:style style:name="P2" style:family="paragraph" style:parent-style-name="Standard">
      <style:paragraph-properties fo:text-align="center" style:justify-single-word="false"/>
      <style:text-properties fo:font-size="16pt" officeooo:paragraph-rsid="000bd2a2" style:font-size-asian="16pt" style:font-size-complex="16pt"/>
    </style:style>
    <style:style style:name="P3" style:family="paragraph" style:parent-style-name="Standard">
      <style:paragraph-properties fo:text-align="justify" style:justify-single-word="false"/>
      <style:text-properties fo:font-style="italic" officeooo:paragraph-rsid="000bd2a2" style:font-style-asian="italic" style:font-style-complex="italic"/>
    </style:style>
    <style:style style:name="P4" style:family="paragraph" style:parent-style-name="Standard">
      <style:paragraph-properties fo:text-align="justify" style:justify-single-word="false"/>
      <style:text-properties officeooo:paragraph-rsid="000bd2a2"/>
    </style:style>
    <style:style style:name="P5" style:family="paragraph" style:parent-style-name="Standard">
      <style:paragraph-properties fo:text-align="center" style:justify-single-word="false"/>
      <style:text-properties fo:font-size="18pt" fo:font-weight="bold" officeooo:paragraph-rsid="000bd2a2" style:font-size-asian="18pt" style:font-weight-asian="bold" style:font-size-complex="18pt" style:font-weight-complex="bold"/>
    </style:style>
    <style:style style:name="P6" style:family="paragraph" style:parent-style-name="Heading_20_1">
      <style:paragraph-properties fo:text-align="justify" style:justify-single-word="false"/>
    </style:style>
    <style:style style:name="T1" style:family="text">
      <style:text-properties officeooo:rsid="000bd2a2"/>
    </style:style>
    <style:style style:name="T2" style:family="text">
      <style:text-properties fo:font-weight="normal" officeooo:rsid="000bd2a2" style:font-weight-asian="normal" style:font-weight-complex="normal"/>
    </style:style>
    <style:style style:name="T3" style:family="text">
      <style:text-properties fo:font-style="italic" officeooo:rsid="000bd2a2" style:font-style-asian="italic" style:font-style-complex="italic"/>
    </style:style>
    <style:style style:name="T4" style:family="text">
      <style:text-properties fo:font-style="italic" style:text-underline-style="solid" style:text-underline-width="auto" style:text-underline-color="font-color" officeooo:rsid="000bd2a2" style:font-style-asian="italic" style:font-style-complex="italic"/>
    </style:style>
    <style:style style:name="T5" style:family="text">
      <style:text-properties fo:font-style="italic" style:text-underline-style="solid" style:text-underline-width="auto" style:text-underline-color="font-color" officeooo:rsid="00120e9f" style:font-style-asian="italic" style:font-style-complex="italic"/>
    </style:style>
    <style:style style:name="T6" style:family="text">
      <style:text-properties style:text-underline-style="solid" style:text-underline-width="auto" style:text-underline-color="font-color" officeooo:rsid="000bd2a2"/>
    </style:style>
    <style:style style:name="T7" style:family="text">
      <style:text-properties style:text-underline-style="solid" style:text-underline-width="auto" style:text-underline-color="font-color" officeooo:rsid="00120e9f"/>
    </style:style>
    <style:style style:name="T8" style:family="text">
      <style:text-properties officeooo:rsid="000cf55c"/>
    </style:style>
    <style:style style:name="T9" style:family="text">
      <style:text-properties officeooo:rsid="00104ea4"/>
    </style:style>
    <style:style style:name="T10" style:family="text">
      <style:text-properties officeooo:rsid="00120e9f"/>
    </style:style>
    <style:style style:name="T11" style:family="text">
      <style:text-properties fo:font-style="normal" style:text-underline-style="none" officeooo:rsid="000bd2a2" style:font-style-asian="normal" style:font-style-complex="normal"/>
    </style:style>
    <style:style style:name="T12" style:family="text">
      <style:text-properties fo:font-style="normal" style:text-underline-style="none" officeooo:rsid="00120e9f"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p>
      <text:p text:style-name="P5"><text:span text:style-name="T2">The</text:span><text:span text:style-name="T1"> Polytechnician Onion Routing Circuitry</text:span></text:p>
      <text:p text:style-name="P5"><text:span text:style-name="T1"/></text:p>
      <text:p text:style-name="P1"><text:span text:style-name="T1">Michel Blancard</text:span></text:p>
      <text:p text:style-name="P1"><text:span text:style-name="T1">Nathan Skrzypczak</text:span></text:p>
      <text:p text:style-name="P1"><text:span text:style-name="T1"/></text:p>
      <text:p text:style-name="P2"><text:span text:style-name="T1">Projet de modal d'informatique - juin 2013</text:span></text:p>
      <text:p text:style-name="P4"><text:span text:style-name="T1"/></text:p>
      <text:p text:style-name="P4"><text:span text:style-name="T1"/></text:p>
      <text:p text:style-name="P4"><text:span text:style-name="T1"/></text:p>
      <text:h text:style-name="P6" text:outline-level="1"><text:span text:style-name="T1">I - Introduction</text:span></text:h>
      <text:p text:style-name="P4"><text:span text:style-name="T1"></text:span></text:p>
      <text:p text:style-name="P4"><text:span text:style-name="T1"><text:tab/>Notre objectif initial était de concevoir un système client/serveur qui permette d'anonymiser et de crypter des connexions TCP. L'utilisateur final se connecte sur un serveur local (le client PORC), qui agit comme un proxy pour acheminer les flux TCP d'une manière anonymisée et cryptée vers la cible, en passant pas un réseau de relais (relais PORC).</text:span></text:p>
      <text:p text:style-name="P4"><text:span text:style-name="T1"></text:span></text:p>
      <text:p text:style-name="P4"><text:span text:style-name="T1"><text:tab/>Manquant de temps pour présenter un programme stable répondant à tous ces critères, nous avons abandonné l'objectif d'anonymisation. Notre but est maintenant de permettre le cryptage d'une connexion entre deux points distincs (un serveur côté client et un serveur côté destination), la liaison entre les deux étant considérée comme peu fiable.</text:span></text:p>
      <text:p text:style-name="P4"><text:span text:style-name="T1"></text:span></text:p>
      <text:p text:style-name="P4"><text:span text:style-name="T1"><text:tab/>Pour cela, le serveur côté client implémente le protocole SOCKSv4, qui a l'avantage d'être très facile de mise en oeuvre et compatible avec beaucoup de logiciels, tels que Mozilla Firefox. La liaison est cryptée par le protocole TLS, et le serveur côté destination se contente de retransmettre les connexions qui lui arrivent.</text:span></text:p>
      <text:p text:style-name="P4"><text:span text:style-name="T1"></text:span></text:p>
      <text:p text:style-name="P4"><text:span text:style-name="T1"></text:span></text:p>
      <text:h text:style-name="P6" text:outline-level="1"><text:span text:style-name="T1">II - Manuel d'utilisation</text:span></text:h>
      <text:p text:style-name="P4"><text:span text:style-name="T1"></text:span></text:p>
      <text:p text:style-name="P4"><text:span text:style-name="T1"><text:tab/>La compilation du code nécessite la bibliothèque gnutls, version &gt;= 3.1.9. Des instructions sont disponibles à l'adresse </text:span><text:a xlink:type="simple" xlink:href="http://www.gnutls.org/manual/gnutls.html#Downloading-and-installing"><text:span text:style-name="T4">http://www.gnutls.org/manual/gnutls.html#Downloading-and-installing</text:span></text:a><text:span text:style-name="T4"></text:span><text:span text:style-name="T11"> </text:span><text:span text:style-name="T12">Attention : les dernières versions (&gt;=3.2) ne sont pas encore compatibles avec la distribution linux Ubuntu.</text:span></text:p>
      <text:p text:style-name="P4"><text:span text:style-name="T1"></text:span></text:p>
      <text:p text:style-name="P4"><text:span text:style-name="T1"><text:tab/>Puis, exécuter la commande '</text:span><text:span text:style-name="T3">make</text:span><text:span text:style-name="T1">' dans le repertoire porc.</text:span></text:p>
      <text:p text:style-name="P4"><text:span text:style-name="T1"></text:span></text:p>
      <text:p text:style-name="P4"><text:span text:style-name="T1"><text:tab/>Lancer le serveur :</text:span></text:p>
      <text:p text:style-name="P3"><text:span text:style-name="T1">./serveur.out</text:span></text:p>
      <text:p text:style-name="P4"><text:span text:style-name="T1"></text:span></text:p>
      <text:p text:style-name="P4"><text:span text:style-name="T1"><text:tab/>Lancer le serveur côté client :</text:span></text:p>
      <text:p text:style-name="P3"><text:span text:style-name="T1">./client.out</text:span></text:p>
      <text:p text:style-name="P4"><text:span text:style-name="T1"></text:span></text:p>
      <text:p text:style-name="P4"><text:span text:style-name="T1"><text:tab/>Il ne reste plus qu'à paramétrer le logiciel dont on veut sécuriser les connexions, par exemple </text:span><text:soft-page-break/><text:span text:style-name="T1">Mozilla Firefox, pour utiliser le proxy SOCKSv4 à l'adresse 127.0.0.1:5555 par défaut.</text:span></text:p>
      <text:p text:style-name="P4"><text:span text:style-name="T1"></text:span></text:p>
      <text:p text:style-name="P4"><text:span text:style-name="T1"><text:tab/>Il est possible de changer cette configuration en éditant le fichier config.h et en recompilant.</text:span></text:p>
      <text:p text:style-name="P4"><text:span text:style-name="T1"></text:span></text:p>
      <text:p text:style-name="P4"><text:span text:style-name="T1"><text:tab/>A des fins de tests, le client sclient.out permet de faire une requette HTTP vers un serveur dont l'adresse est indiquée dans le fichier config.h .</text:span></text:p>
      <text:p text:style-name="P4"><text:span text:style-name="T1"/></text:p>
      <text:p text:style-name="P4"><text:span text:style-name="T1"><text:tab/></text:span><text:span text:style-name="T8">Il est possible que le programme ne marche pas, si les ports </text:span><text:span text:style-name="T9">configurés</text:span><text:span text:style-name="T8"> par défaut sont déjà utilisés. Dans ce cas, éditer le fichier config.h et recompiler.</text:span></text:p>
      <text:p text:style-name="P4"><text:span text:style-name="T1"></text:span></text:p>
      <text:p text:style-name="P4"><text:span text:style-name="T1"></text:span></text:p>
      <text:h text:style-name="P6" text:outline-level="1"><text:span text:style-name="T1">III - Spécification détaillées</text:span></text:h>
      <text:p text:style-name="P4"><text:span text:style-name="T1"></text:span></text:p>
      <text:p text:style-name="P4"><text:span text:style-name="T1"><text:tab/>L'implémentation du protocole SOCKSv4 ne tiens pas compte du nom d'utilisateur donné. L'utilisation du programme est transparente pour le serveur de destination.</text:span></text:p>
      <text:p text:style-name="P4"><text:span text:style-name="T1"></text:span></text:p>
      <text:p text:style-name="P4"><text:span text:style-name="T1"></text:span></text:p>
      <text:h text:style-name="P6" text:outline-level="1"><text:span text:style-name="T1">IV - Fonctionnement du programme</text:span></text:h>
      <text:p text:style-name="P4"><text:span text:style-name="T1"></text:span></text:p>
      <text:p text:style-name="P4"><text:span text:style-name="T1"><text:tab/>Le proxy SOCKS crée un thread par connexion établie avec un client. Ce thread engage une connexion sécurisée avec le relai, lui indique l'adresse de destination puis attend le flux entrant ou sortant avec la fonction select().</text:span></text:p>
      <text:p text:style-name="P4"><text:span text:style-name="T1"><text:tab/>Le relai engage les connexions sécurisées avec le proxy SOCKS, garde en mémoire les descripteurs de flux, et attend les flux avec select().</text:span></text:p>
      <text:p text:style-name="P4"><text:span text:style-name="T1"></text:span></text:p>
      <text:p text:style-name="P4"><text:span text:style-name="T1"></text:span></text:p>
      <text:h text:style-name="P6" text:outline-level="1"><text:span text:style-name="T1">V - Bibliothèques utilisées</text:span></text:h>
      <text:p text:style-name="P4"><text:span text:style-name="T1"></text:span></text:p>
      <text:p text:style-name="P4"><text:span text:style-name="T1"><text:tab/>Nous utilisons la librairie gnutls pour la gestion des connexions TLS, openssl pour la gestion des certificats utilisés pour garantir l'authenticité des serveurs, et nous nous sommes inspirés d'un example de proxy SOCKSv5 écrit en C++ disponible à l'adresse </text:span><text:a xlink:type="simple" xlink:href="http://average-coder.blogspot.fr/2011/09/simple-socks5-server-in-c.html"><text:span text:style-name="T4">http://average-coder.blogspot.fr/2011/09/simple-socks5-server-in-c.htm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el </meta:initial-creator>
    <meta:creation-date>2013-06-26T04:28:36</meta:creation-date>
    <dc:date>2013-06-26T04:47:44</dc:date>
    <dc:creator>michel </dc:creator>
    <meta:editing-duration>PT13M1S</meta:editing-duration>
    <meta:editing-cycles>6</meta:editing-cycles>
    <meta:generator>LibreOffice/3.6$Linux_x86 LibreOffice_project/360m1$Build-2</meta:generator>
    <meta:document-statistic meta:table-count="0" meta:image-count="0" meta:object-count="0" meta:page-count="2" meta:paragraph-count="47" meta:word-count="468" meta:character-count="3184" meta:non-whitespace-character-count="2691"/>
  </office:meta>
</office:document-meta>
</file>